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265.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 table:number-columns-repeated="225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799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96">
            <text:p>−1.9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0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1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113">
            <text:p>11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2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33600000000000002">
            <text:p>0.33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3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6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300000000000001">
            <text:p>1.3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9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7">
            <text:p>1.2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0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299999999999999">
            <text:p>1.4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1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132">
            <text:p>13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80000000000000002">
            <text:p>0.0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2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39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8559999999999999">
            <text:p>−6.85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0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4199999999999999">
            <text:p>−7.4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1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759999999999998">
            <text:p>−6.77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2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4800000000000004">
            <text:p>−7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3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859999999999996">
            <text:p>−6.78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76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230000000000004">
            <text:p>−8.823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7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270">
            <text:p>727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570000000000004">
            <text:p>−5.05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1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069999999999999">
            <text:p>−3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499999999999999">
            <text:p>−2.1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69999999999999">
            <text:p>−2.7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5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069999999999999">
            <text:p>−2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3070000000000004">
            <text:p>−5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069999999999999">
            <text:p>−2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9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470">
            <text:p>74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820">
            <text:p>78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1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570000000000004">
            <text:p>−5.05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6500000000000004">
            <text:p>−5.6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75">
            <text:p>−5.7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6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230000000000004">
            <text:p>−8.823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2000</text:p>
          </table:table-cell>
          <table:table-cell table:style-name="ACE-2" office:value-type="float" office:value="1.3780600000000001">
            <text:p>1.38</text:p>
          </table:table-cell>
          <table:table-cell table:style-name="ACE-2" office:value-type="float" office:value="104.28028">
            <text:p>104.28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51000000000000001">
            <text:p>−0.5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2048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100000000000001">
            <text:p>−1.8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5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157">
            <text:p>6157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3100000000000002">
            <text:p>0.33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245">
            <text:p>6245</text:p>
          </table:table-cell>
          <table:table-cell table:style-name="ACE-0" office:value-type="float" office:value="147">
            <text:p>14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90000000000001">
            <text:p>−1.68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57">
            <text:p>6657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5">
            <text:p>−1.5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3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7092">
            <text:p>7092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704">
            <text:p>6704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6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188">
            <text:p>18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7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816">
            <text:p>6816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6">
            <text:p>−2.01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8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348">
            <text:p>634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9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398">
            <text:p>639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36">
            <text:p>−1.23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1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405">
            <text:p>8405</text:p>
          </table:table-cell>
          <table:table-cell table:style-name="ACE-0" office:value-type="float" office:value="246">
            <text:p>24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09">
            <text:p>−15.0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1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253">
            <text:p>8253</text:p>
          </table:table-cell>
          <table:table-cell table:style-name="ACE-0" office:value-type="float" office:value="243">
            <text:p>24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430999999999999">
            <text:p>−14.43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32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746">
            <text:p>6746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330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708">
            <text:p>7708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403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506">
            <text:p>6506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40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59">
            <text:p>7359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999999999999999">
            <text:p>−3.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590">
            <text:p>75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3070000000000004">
            <text:p>−5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08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1301">
            <text:p>1301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7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6900000000000004">
            <text:p>−4.6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8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095">
            <text:p>709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7699999999999996">
            <text:p>−7.7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9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365">
            <text:p>73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7699999999999996">
            <text:p>−7.7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685">
            <text:p>76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.43">
            <text:p>−13.4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40000000000001">
            <text:p>−14.6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9">
            <text:p>−14.6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275">
            <text:p>62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4400000000000004">
            <text:p>−5.4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9900000000000002">
            <text:p>−5.9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2199999999999998">
            <text:p>−7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3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730">
            <text:p>67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.8899999999999997">
            <text:p>−6.8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4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485">
            <text:p>74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5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260">
            <text:p>72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6199999999999992">
            <text:p>−9.6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885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035">
            <text:p>60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983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5775">
            <text:p>57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9900000000000002">
            <text:p>−2.9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5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6951">
            <text:p>6951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6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723">
            <text:p>6723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7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20">
            <text:p>802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09">
            <text:p>−15.0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9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797">
            <text:p>7797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30000000000001">
            <text:p>−14.6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503">
            <text:p>6503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5">
            <text:p>−1.5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1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7017">
            <text:p>7017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76">
            <text:p>7176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6189999999999998">
            <text:p>−5.61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73">
            <text:p>6673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18">
            <text:p>611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059">
            <text:p>7059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8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699">
            <text:p>7699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9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199">
            <text:p>6199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90000000000001">
            <text:p>−1.68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20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683">
            <text:p>668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6">
            <text:p>−2.01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21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415">
            <text:p>64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36">
            <text:p>−1.23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0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610">
            <text:p>56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6">
            <text:p>1.26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07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ar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6">
            <text:p>1.26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1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3900000000000001">
            <text:p>3.3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0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50">
            <text:p>4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012">
            <text:p>1.012</text:p>
          </table:table-cell>
          <table:table-cell table:style-name="ACE-0" office:value-type="float" office:value="1.1899999999999999">
            <text:p>1.19</text:p>
          </table:table-cell>
          <table:table-cell table:style-name="ACE-0" office:value-type="float" office:value="1.1899999999999999">
            <text:p>1.1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1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410">
            <text:p>4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2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3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1720">
            <text:p>17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1">
            <text:p>−1.2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1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2397">
            <text:p>2397</text:p>
          </table:table-cell>
          <table:table-cell table:style-name="ACE-0" office:value-type="float" office:value="191">
            <text:p>19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599999999999997">
            <text:p>−0.34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30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2241">
            <text:p>2241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4303</text:p>
          </table:table-cell>
          <table:table-cell table:style-name="ACE-2" office:value-type="float" office:value="1.3567199999999999">
            <text:p>1.36</text:p>
          </table:table-cell>
          <table:table-cell table:style-name="ACE-2" office:value-type="float" office:value="103.65891000000001">
            <text:p>103.66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">
            <text:p>4.7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4304</text:p>
          </table:table-cell>
          <table:table-cell table:style-name="ACE-2" office:value-type="float" office:value="1.3567199999999999">
            <text:p>1.36</text:p>
          </table:table-cell>
          <table:table-cell table:style-name="ACE-2" office:value-type="float" office:value="103.65891000000001">
            <text:p>103.66</text:p>
          </table:table-cell>
          <table:table-cell table:style-name="ACE-0" office:value-type="float" office:value="4949">
            <text:p>4949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05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1879">
            <text:p>1879</text:p>
          </table:table-cell>
          <table:table-cell table:style-name="ACE-0" office:value-type="float" office:value="191">
            <text:p>19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8600000000000005">
            <text:p>−0.68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5990">
            <text:p>5990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3100000000000002">
            <text:p>0.33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0</text:p>
          </table:table-cell>
          <table:table-cell table:style-name="ACE-2" office:value-type="float" office:value="1.48333">
            <text:p>1.48</text:p>
          </table:table-cell>
          <table:table-cell table:style-name="ACE-2" office:value-type="float" office:value="103.38333">
            <text:p>103.38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46">
            <text:p>3.24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1</text:p>
          </table:table-cell>
          <table:table-cell table:style-name="ACE-2" office:value-type="float" office:value="1.5333300000000001">
            <text:p>1.53</text:p>
          </table:table-cell>
          <table:table-cell table:style-name="ACE-2" office:value-type="float" office:value="103.46666999999999">
            <text:p>103.47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79">
            <text:p>0.37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2</text:p>
          </table:table-cell>
          <table:table-cell table:style-name="ACE-2" office:value-type="float" office:value="1.5333300000000001">
            <text:p>1.53</text:p>
          </table:table-cell>
          <table:table-cell table:style-name="ACE-2" office:value-type="float" office:value="103.46666999999999">
            <text:p>103.47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4899999999999999">
            <text:p>0.14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3</text:p>
          </table:table-cell>
          <table:table-cell table:style-name="ACE-2" office:value-type="float" office:value="1.6166700000000001">
            <text:p>1.62</text:p>
          </table:table-cell>
          <table:table-cell table:style-name="ACE-2" office:value-type="float" office:value="103.41667">
            <text:p>103.42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3920000000000003">
            <text:p>5.392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4</text:p>
          </table:table-cell>
          <table:table-cell table:style-name="ACE-2" office:value-type="float" office:value="1.6166700000000001">
            <text:p>1.62</text:p>
          </table:table-cell>
          <table:table-cell table:style-name="ACE-2" office:value-type="float" office:value="103.41667">
            <text:p>103.42</text:p>
          </table:table-cell>
          <table:table-cell table:style-name="ACE-0" office:value-type="float" office:value="6945">
            <text:p>6945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3799999999999994">
            <text:p>−0.938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6</text:p>
          </table:table-cell>
          <table:table-cell table:style-name="ACE-2" office:value-type="float" office:value="1.7166699999999999">
            <text:p>1.72</text:p>
          </table:table-cell>
          <table:table-cell table:style-name="ACE-2" office:value-type="float" office:value="103.3">
            <text:p>103.30</text:p>
          </table:table-cell>
          <table:table-cell table:style-name="ACE-0" office:value-type="float" office:value="4335">
            <text:p>433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869999999999999">
            <text:p>2.287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7</text:p>
          </table:table-cell>
          <table:table-cell table:style-name="ACE-2" office:value-type="float" office:value="1.8">
            <text:p>1.80</text:p>
          </table:table-cell>
          <table:table-cell table:style-name="ACE-2" office:value-type="float" office:value="103.25">
            <text:p>103.25</text:p>
          </table:table-cell>
          <table:table-cell table:style-name="ACE-0" office:value-type="float" office:value="4275">
            <text:p>4275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3159999999999998">
            <text:p>4.316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8</text:p>
          </table:table-cell>
          <table:table-cell table:style-name="ACE-2" office:value-type="float" office:value="1.76667">
            <text:p>1.77</text:p>
          </table:table-cell>
          <table:table-cell table:style-name="ACE-2" office:value-type="float" office:value="103.01667">
            <text:p>103.02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779999999999999">
            <text:p>1.37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9</text:p>
          </table:table-cell>
          <table:table-cell table:style-name="ACE-2" office:value-type="float" office:value="2.01667">
            <text:p>2.02</text:p>
          </table:table-cell>
          <table:table-cell table:style-name="ACE-2" office:value-type="float" office:value="102.78333000000001">
            <text:p>102.78</text:p>
          </table:table-cell>
          <table:table-cell table:style-name="ACE-0" office:value-type="float" office:value="4135">
            <text:p>413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649999999999999">
            <text:p>4.465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1</text:p>
          </table:table-cell>
          <table:table-cell table:style-name="ACE-2" office:value-type="float" office:value="1.98333">
            <text:p>1.98</text:p>
          </table:table-cell>
          <table:table-cell table:style-name="ACE-2" office:value-type="float" office:value="102.66667">
            <text:p>102.67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650000000000004">
            <text:p>−5.565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2</text:p>
          </table:table-cell>
          <table:table-cell table:style-name="ACE-2" office:value-type="float" office:value="2.1666699999999999">
            <text:p>2.17</text:p>
          </table:table-cell>
          <table:table-cell table:style-name="ACE-2" office:value-type="float" office:value="102.59999999999999">
            <text:p>102.60</text:p>
          </table:table-cell>
          <table:table-cell table:style-name="ACE-0" office:value-type="float" office:value="7015">
            <text:p>7015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549999999999999">
            <text:p>−3.25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3</text:p>
          </table:table-cell>
          <table:table-cell table:style-name="ACE-2" office:value-type="float" office:value="2.2000000000000002">
            <text:p>2.20</text:p>
          </table:table-cell>
          <table:table-cell table:style-name="ACE-2" office:value-type="float" office:value="102.3">
            <text:p>102.30</text:p>
          </table:table-cell>
          <table:table-cell table:style-name="ACE-0" office:value-type="float" office:value="7985">
            <text:p>7985</text:p>
          </table:table-cell>
          <table:table-cell table:style-name="ACE-0" office:value-type="float" office:value="242">
            <text:p>24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289999999999999">
            <text:p>−13.29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4</text:p>
          </table:table-cell>
          <table:table-cell table:style-name="ACE-2" office:value-type="float" office:value="2.3166699999999998">
            <text:p>2.32</text:p>
          </table:table-cell>
          <table:table-cell table:style-name="ACE-2" office:value-type="float" office:value="102.08333">
            <text:p>102.08</text:p>
          </table:table-cell>
          <table:table-cell table:style-name="ACE-0" office:value-type="float" office:value="5975">
            <text:p>59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1299999999999999">
            <text:p>0.613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5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175">
            <text:p>7175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049999999999997">
            <text:p>−5.80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6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85">
            <text:p>−6.58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7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168">
            <text:p>16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2850000000000001">
            <text:p>−8.28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8</text:p>
          </table:table-cell>
          <table:table-cell table:style-name="ACE-2" office:value-type="float" office:value="2.51667">
            <text:p>2.52</text:p>
          </table:table-cell>
          <table:table-cell table:style-name="ACE-2" office:value-type="float" office:value="101.76667">
            <text:p>101.77</text:p>
          </table:table-cell>
          <table:table-cell table:style-name="ACE-0" office:value-type="float" office:value="1055">
            <text:p>1055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18">
            <text:p>−1.518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01</text:p>
          </table:table-cell>
          <table:table-cell table:style-name="ACE-2" office:value-type="float" office:value="2.3666700000000001">
            <text:p>2.37</text:p>
          </table:table-cell>
          <table:table-cell table:style-name="ACE-2" office:value-type="float" office:value="102">
            <text:p>102.00</text:p>
          </table:table-cell>
          <table:table-cell table:style-name="ACE-0" office:value-type="float" office:value="6985">
            <text:p>6985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380000000000001">
            <text:p>−4.33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03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6666999999999">
            <text:p>101.97</text:p>
          </table:table-cell>
          <table:table-cell table:style-name="ACE-0" office:value-type="float" office:value="1145">
            <text:p>1145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3</text:p>
          </table:table-cell>
          <table:table-cell table:style-name="ACE-2" office:value-type="float" office:value="1.23333">
            <text:p>1.23</text:p>
          </table:table-cell>
          <table:table-cell table:style-name="ACE-2" office:value-type="float" office:value="103.23333">
            <text:p>103.23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712">
            <text:p>712</text:p>
          </table:table-cell>
          <table:table-cell table:style-name="ACE-0" office:value-type="string">
            <text:p>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8.549999999999997">
            <text:p>−38.5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4</text:p>
          </table:table-cell>
          <table:table-cell table:style-name="ACE-2" office:value-type="float" office:value="1.2166699999999999">
            <text:p>1.22</text:p>
          </table:table-cell>
          <table:table-cell table:style-name="ACE-2" office:value-type="float" office:value="103.2">
            <text:p>103.20</text:p>
          </table:table-cell>
          <table:table-cell table:style-name="ACE-0" office:value-type="float" office:value="9265">
            <text:p>926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3.93">
            <text:p>−33.9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6</text:p>
          </table:table-cell>
          <table:table-cell table:style-name="ACE-2" office:value-type="float" office:value="1.26667">
            <text:p>1.27</text:p>
          </table:table-cell>
          <table:table-cell table:style-name="ACE-2" office:value-type="float" office:value="103.18333">
            <text:p>103.18</text:p>
          </table:table-cell>
          <table:table-cell table:style-name="ACE-0" office:value-type="float" office:value="10590">
            <text:p>1059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peat with 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4.216000000000001">
            <text:p>−34.216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50</text:p>
          </table:table-cell>
          <table:table-cell table:style-name="ACE-2" office:value-type="float" office:value="1.8500000000000001">
            <text:p>1.85</text:p>
          </table:table-cell>
          <table:table-cell table:style-name="ACE-2" office:value-type="float" office:value="102.15000000000001">
            <text:p>102.15</text:p>
          </table:table-cell>
          <table:table-cell table:style-name="ACE-0" office:value-type="float" office:value="8490">
            <text:p>8490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73">
            <text:p>−21.73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2</text:p>
          </table:table-cell>
          <table:table-cell table:style-name="ACE-2" office:value-type="float" office:value="2.6499999999999999">
            <text:p>2.65</text:p>
          </table:table-cell>
          <table:table-cell table:style-name="ACE-2" office:value-type="float" office:value="101.46666999999999">
            <text:p>101.47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947000000000003">
            <text:p>−57.947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1.05">
            <text:p>1.05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9</text:p>
          </table:table-cell>
          <table:table-cell table:style-name="ACE-2" office:value-type="float" office:value="2.3333300000000001">
            <text:p>2.33</text:p>
          </table:table-cell>
          <table:table-cell table:style-name="ACE-2" office:value-type="float" office:value="101.73333">
            <text:p>101.73</text:p>
          </table:table-cell>
          <table:table-cell table:style-name="ACE-0" office:value-type="float" office:value="9840">
            <text:p>9840</text:p>
          </table:table-cell>
          <table:table-cell table:style-name="ACE-0" office:value-type="float" office:value="345">
            <text:p>3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69999999999997">
            <text:p>−54.37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28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29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2999999999999999">
            <text:p>0.4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30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1">
            <text:p>0.0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31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59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yster (Pinctada sp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5899999999999999">
            <text:p>−5.5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0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yster (Pinctada sp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7899999999999991">
            <text:p>−8.7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5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6870">
            <text:p>687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shells (Batillaria zonalis and Marcia japon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100000000000001">
            <text:p>−3.8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7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 (Batillaria zonalis and Marcia japon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4">
            <text:p>−4.5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8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peat derived from palm leaves (Nypa frutican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529999999999999">
            <text:p>1.753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9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peat derived from palm leaves (Nypa frutican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5299999999999996">
            <text:p>0.953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795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eat derived from palm leaves (Nypa frutican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70099999999999996">
            <text:p>0.701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1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690">
            <text:p>76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 (Pinctada s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5999999999999996">
            <text:p>−9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HespEtal1998,HortonEtal2005,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9887</text:p>
          </table:table-cell>
          <table:table-cell table:style-name="ACE-2" office:value-type="float" office:value="3.1666699999999999">
            <text:p>3.17</text:p>
          </table:table-cell>
          <table:table-cell table:style-name="ACE-2" office:value-type="float" office:value="100.25">
            <text:p>100.25</text:p>
          </table:table-cell>
          <table:table-cell table:style-name="ACE-0" office:value-type="float" office:value="2805">
            <text:p>28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2</text:p>
          </table:table-cell>
          <table:table-cell table:style-name="ACE-2" office:value-type="float" office:value="3.1499999999999999">
            <text:p>3.15</text:p>
          </table:table-cell>
          <table:table-cell table:style-name="ACE-2" office:value-type="float" office:value="101.45829999999999">
            <text:p>101.46</text:p>
          </table:table-cell>
          <table:table-cell table:style-name="ACE-0" office:value-type="float" office:value="4045">
            <text:p>4045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0569999999999999">
            <text:p>3.057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3</text:p>
          </table:table-cell>
          <table:table-cell table:style-name="ACE-2" office:value-type="float" office:value="3.1539000000000001">
            <text:p>3.15</text:p>
          </table:table-cell>
          <table:table-cell table:style-name="ACE-2" office:value-type="float" office:value="101.4633">
            <text:p>101.46</text:p>
          </table:table-cell>
          <table:table-cell table:style-name="ACE-0" office:value-type="float" office:value="4073">
            <text:p>4073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680000000000001">
            <text:p>3.168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4</text:p>
          </table:table-cell>
          <table:table-cell table:style-name="ACE-2" office:value-type="float" office:value="2.9855999999999998">
            <text:p>2.99</text:p>
          </table:table-cell>
          <table:table-cell table:style-name="ACE-2" office:value-type="float" office:value="101.495">
            <text:p>101.50</text:p>
          </table:table-cell>
          <table:table-cell table:style-name="ACE-0" office:value-type="float" office:value="5331">
            <text:p>5331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5</text:p>
          </table:table-cell>
          <table:table-cell table:style-name="ACE-2" office:value-type="float" office:value="2.9855999999999998">
            <text:p>2.99</text:p>
          </table:table-cell>
          <table:table-cell table:style-name="ACE-2" office:value-type="float" office:value="101.4967">
            <text:p>101.50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5419999999999998">
            <text:p>3.542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6</text:p>
          </table:table-cell>
          <table:table-cell table:style-name="ACE-2" office:value-type="float" office:value="2.9872000000000001">
            <text:p>2.99</text:p>
          </table:table-cell>
          <table:table-cell table:style-name="ACE-2" office:value-type="float" office:value="101.4997">
            <text:p>101.50</text:p>
          </table:table-cell>
          <table:table-cell table:style-name="ACE-0" office:value-type="float" office:value="5349">
            <text:p>5349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6509999999999998">
            <text:p>3.651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7</text:p>
          </table:table-cell>
          <table:table-cell table:style-name="ACE-2" office:value-type="float" office:value="2.9885999999999999">
            <text:p>2.99</text:p>
          </table:table-cell>
          <table:table-cell table:style-name="ACE-2" office:value-type="float" office:value="101.50920000000001">
            <text:p>101.51</text:p>
          </table:table-cell>
          <table:table-cell table:style-name="ACE-0" office:value-type="float" office:value="5556">
            <text:p>5556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6019999999999999">
            <text:p>3.602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table-row table:style-name="AROW-0" table:number-rows-repeated="2">
          <table:table-cell table:number-columns-repeated="256" table:style-name="Gnumeric-default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7" gnm:cursor-row="138">
          <gnm:selection gnm:start-col="7" gnm:start-row="138" gnm:end-col="7" gnm:end-row="13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02-17T15:48:1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